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30000034BE664FFFED7EBA9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32pt" fo:language="ca" fo:country="ES" style:font-size-asian="32pt" style:font-size-complex="32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54pt" fo:language="ca" fo:country="ES" style:font-size-asian="54pt" style:font-size-complex="54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2pt" fo:language="ca" fo:country="ES" style:font-size-asian="10.5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ca" fo:country="ES" style:font-size-asian="10.5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ca" fo:country="ES" officeooo:rsid="002044ce" officeooo:paragraph-rsid="002044ce" style:font-size-asian="10.5pt" style:font-size-complex="12pt"/>
    </style:style>
    <style:style style:name="P6" style:family="paragraph" style:parent-style-name="Header">
      <style:paragraph-properties fo:text-align="end" style:justify-single-word="false"/>
      <style:text-properties officeooo:rsid="001f03bf" officeooo:paragraph-rsid="001f03bf"/>
    </style:style>
    <style:style style:name="T1" style:family="text">
      <style:text-properties fo:font-variant="normal" fo:text-transform="none" style:font-name="Helvetica Neue" fo:letter-spacing="normal" fo:font-style="normal"/>
    </style:style>
    <style:style style:name="T2" style:family="text">
      <style:text-properties fo:font-variant="normal" fo:text-transform="none" fo:color="#003d5c" style:font-name="Helvetica Neue" fo:font-size="8.39999961853027pt" fo:letter-spacing="normal" fo:font-style="normal" style:text-underline-style="solid" style:text-underline-width="auto" style:text-underline-color="font-color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2"><text:span text:style-name="T1">MP02 - Bases de dades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4"><text:soft-page-break/><text:span text:style-name="T1"/></text:p>
      <text:p text:style-name="P5"><draw:frame draw:style-name="fr1" draw:name="Imagen1" text:anchor-type="paragraph" svg:x="0.085cm" svg:y="1.376cm" svg:width="17cm" svg:height="15.662cm" draw:z-index="0"><draw:image xlink:href="Pictures/10000201000003930000034BE664FFFED7EBA9F6.png" xlink:type="simple" xlink:show="embed" xlink:actuate="onLoad" loext:mime-type="image/png"/></draw:frame><text:span text:style-name="T1">Prac1 UF1 NF2 C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f03bf" officeooo:paragraph-rsid="001f03b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uan Carlos Salinas Navarrete <text:tab/>MP02<text:tab/>AMS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0:55:40.572000000</meta:creation-date>
    <dc:date>2018-10-14T11:16:51.181000000</dc:date>
    <meta:editing-duration>PT37S</meta:editing-duration>
    <meta:editing-cycles>1</meta:editing-cycles>
    <meta:document-statistic meta:table-count="0" meta:image-count="1" meta:object-count="0" meta:page-count="2" meta:paragraph-count="3" meta:word-count="16" meta:character-count="78" meta:non-whitespace-character-count="64"/>
    <meta:generator>LibreOffice/6.1.2.1$Windows_X86_64 LibreOffice_project/65905a128db06ba48db947242809d14d3f9a93fe</meta:generator>
  </office:meta>
</office:document-meta>
</file>